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6461d" officeooo:paragraph-rsid="0006461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4aceb" officeooo:paragraph-rsid="0004ace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676f5" officeooo:paragraph-rsid="000676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6d909" officeooo:paragraph-rsid="0006d90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676f5" officeooo:paragraph-rsid="000676f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4aceb" officeooo:paragraph-rsid="0004aceb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bold" officeooo:rsid="0006461d" officeooo:paragraph-rsid="0006461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bold" officeooo:rsid="000676f5" officeooo:paragraph-rsid="000676f5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size="13pt" officeooo:rsid="0006461d" officeooo:paragraph-rsid="0006461d" style:font-size-asian="13pt" style:font-size-complex="13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SUME</text:p>
      <text:p text:style-name="P2">Gagana Dinesh</text:p>
      <text:p text:style-name="P2">Ph no:9747275395</text:p>
      <text:p text:style-name="P2">Email:<text:a xlink:type="simple" xlink:href="mailto:gaganadinesh1@gmail.com" text:style-name="Internet_20_link" text:visited-style-name="Visited_20_Internet_20_Link">gaganadinesh1@gmail.com</text:a></text:p>
      <text:p text:style-name="P2"/>
      <text:p text:style-name="P7">Career Objective</text:p>
      <text:p text:style-name="P7"><text:span text:style-name="T1"/></text:p>
      <text:p text:style-name="P1"><text:span text:style-name="T1">To seek a position in your company.</text:span></text:p>
      <text:p text:style-name="P1"><text:span text:style-name="T1"/></text:p>
      <text:p text:style-name="P7">Educational Details</text:p>
      <text:p text:style-name="P7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9">Degree/Course</text:p>
          </table:table-cell>
          <table:table-cell table:style-name="Table1.A1" office:value-type="string">
            <text:p text:style-name="P9">University/Board</text:p>
          </table:table-cell>
          <table:table-cell table:style-name="Table1.A1" office:value-type="string">
            <text:p text:style-name="P9">Institution</text:p>
          </table:table-cell>
          <table:table-cell table:style-name="Table1.A1" office:value-type="string">
            <text:p text:style-name="P9">Year of Passing</text:p>
          </table:table-cell>
          <table:table-cell table:style-name="Table1.E1" office:value-type="string">
            <text:p text:style-name="P9">Percentage/Mark</text:p>
          </table:table-cell>
        </table:table-row>
        <table:table-row>
          <table:table-cell table:style-name="Table1.A2" office:value-type="string">
            <text:p text:style-name="P9">BCA</text:p>
          </table:table-cell>
          <table:table-cell table:style-name="Table1.A2" office:value-type="string">
            <text:p text:style-name="P9">MGU Kottayam</text:p>
          </table:table-cell>
          <table:table-cell table:style-name="Table1.A2" office:value-type="string">
            <text:p text:style-name="P9">Nirmala College Of Information Technology</text:p>
          </table:table-cell>
          <table:table-cell table:style-name="Table1.A2" office:value-type="string">
            <text:p text:style-name="P9">2011</text:p>
          </table:table-cell>
          <table:table-cell table:style-name="Table1.E2" office:value-type="string">
            <text:p text:style-name="P9">67%</text:p>
          </table:table-cell>
        </table:table-row>
        <table:table-row>
          <table:table-cell table:style-name="Table1.A2" office:value-type="string">
            <text:p text:style-name="P9">Plus Two</text:p>
          </table:table-cell>
          <table:table-cell table:style-name="Table1.A2" office:value-type="string">
            <text:p text:style-name="P9">Kerala State</text:p>
          </table:table-cell>
          <table:table-cell table:style-name="Table1.A2" office:value-type="string">
            <text:p text:style-name="P9">VCSHSS</text:p>
          </table:table-cell>
          <table:table-cell table:style-name="Table1.A2" office:value-type="string">
            <text:p text:style-name="P9">2008</text:p>
          </table:table-cell>
          <table:table-cell table:style-name="Table1.E2" office:value-type="string">
            <text:p text:style-name="P9">77%</text:p>
          </table:table-cell>
        </table:table-row>
        <table:table-row>
          <table:table-cell table:style-name="Table1.A2" office:value-type="string">
            <text:p text:style-name="P9">SSLC</text:p>
          </table:table-cell>
          <table:table-cell table:style-name="Table1.A2" office:value-type="string">
            <text:p text:style-name="P9">Kerala State</text:p>
          </table:table-cell>
          <table:table-cell table:style-name="Table1.A2" office:value-type="string">
            <text:p text:style-name="P9">VCSHSS</text:p>
          </table:table-cell>
          <table:table-cell table:style-name="Table1.A2" office:value-type="string">
            <text:p text:style-name="P9">2006</text:p>
          </table:table-cell>
          <table:table-cell table:style-name="Table1.E2" office:value-type="string">
            <text:p text:style-name="P9">81%</text:p>
          </table:table-cell>
        </table:table-row>
      </table:table>
      <text:p text:style-name="P7"><text:span text:style-name="T2"/></text:p>
      <text:p text:style-name="P7">Project</text:p>
      <text:p text:style-name="P7"><text:span text:style-name="T2"/></text:p>
      <text:p text:style-name="P7"><text:span text:style-name="T2">Payroll Management System,Frontend VB.net,Backend SQL Server 2008</text:span></text:p>
      <text:p text:style-name="P7"><text:span text:style-name="T2"/></text:p>
      <text:p text:style-name="P8">Skill Sets</text:p>
      <text:p text:style-name="P8"><text:span text:style-name="T2"/></text:p>
      <text:p text:style-name="P8"><text:span text:style-name="T2"># Java</text:span></text:p>
      <text:p text:style-name="P8"><text:span text:style-name="T2"># VB.net</text:span></text:p>
      <text:p text:style-name="P8"><text:span text:style-name="T2"># SQL</text:span></text:p>
      <text:p text:style-name="P8"><text:span text:style-name="T2"># C++</text:span></text:p>
      <text:p text:style-name="P8"><text:span text:style-name="T2"/></text:p>
      <text:p text:style-name="P8">Hobbies</text:p>
      <text:p text:style-name="P3"/>
      <text:p text:style-name="P3"># Dance</text:p>
      <text:p text:style-name="P3"># Listening Songs</text:p>
      <text:p text:style-name="P3"># Cooking</text:p>
      <text:p text:style-name="P3"># Gardening</text:p>
      <text:p text:style-name="P3"/>
      <text:p text:style-name="P8">Personal Details</text:p>
      <text:p text:style-name="P8"/>
      <text:p text:style-name="P5">Anambalathu (h)</text:p>
      <text:p text:style-name="P5">Manacherikunnu</text:p>
      <text:p text:style-name="P5">Puthenvelikara p.o</text:p>
      <text:p text:style-name="P5">pin:683495</text:p>
      <text:p text:style-name="P5">Date Of Birth:19-07-1989</text:p>
      <text:p text:style-name="P5"/>
      <text:p text:style-name="P8">Declaration</text:p>
      <text:p text:style-name="P3"/>
      <text:p text:style-name="P3">I here by declare that all the above statements are true according to my knowledge.</text:p>
      <text:p text:style-name="P4">Puthenvelikara <text:s text:c="72"/>Gagana Dinesh</text:p>
      <text:p text:style-name="P4">10-02-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01:20.508674767</meta:creation-date>
    <dc:date>2020-02-10T20:35:27.861255776</dc:date>
    <meta:editing-duration>PT1M56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49" meta:word-count="106" meta:character-count="787" meta:non-whitespace-character-count="658"/>
  </office:meta>
</office:document-meta>
</file>